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563in" style:page-number="auto" table:align="left"/>
    </style:style>
    <style:style style:name="Table1.A" style:family="table-column">
      <style:table-column-properties style:column-width="6.6563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417in" fo:margin-left="0in" fo:margin-right="-0.0354in" fo:margin-top="0in" fo:margin-bottom="0in" table:align="margins"/>
    </style:style>
    <style:style style:name="Table2.A" style:family="table-column">
      <style:table-column-properties style:column-width="4.8313in" style:rel-column-width="48400*"/>
    </style:style>
    <style:style style:name="Table2.B" style:family="table-column">
      <style:table-column-properties style:column-width="0.3944in" style:rel-column-width="3950*"/>
    </style:style>
    <style:style style:name="Table2.C" style:family="table-column">
      <style:table-column-properties style:column-width="1.316in" style:rel-column-width="13185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313in" fo:margin-left="0in" fo:margin-right="-0.025in" fo:margin-top="0in" fo:margin-bottom="0in" table:align="margins"/>
    </style:style>
    <style:style style:name="Table3.A" style:family="table-column">
      <style:table-column-properties style:column-width="0.9826in" style:rel-column-width="9861*"/>
    </style:style>
    <style:style style:name="Table3.B" style:family="table-column">
      <style:table-column-properties style:column-width="0.0986in" style:rel-column-width="991*"/>
    </style:style>
    <style:style style:name="Table3.C" style:family="table-column">
      <style:table-column-properties style:column-width="2.366in" style:rel-column-width="23743*"/>
    </style:style>
    <style:style style:name="Table3.D" style:family="table-column">
      <style:table-column-properties style:column-width="0.7153in" style:rel-column-width="7174*"/>
    </style:style>
    <style:style style:name="Table3.E" style:family="table-column">
      <style:table-column-properties style:column-width="2.3688in" style:rel-column-width="23766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6563in" fo:margin-left="0.8826in" fo:margin-right="-0.0326in" fo:margin-top="0in" fo:margin-bottom="0in" table:align="margins"/>
    </style:style>
    <style:style style:name="Table4.A" style:family="table-column">
      <style:table-column-properties style:column-width="5.6563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2.8021in" fo:margin-left="3.7375in" fo:margin-right="-0.0333in" fo:margin-top="0in" fo:margin-bottom="0in" table:align="margins"/>
    </style:style>
    <style:style style:name="Table5.A" style:family="table-column">
      <style:table-column-properties style:column-width="2.8021in" style:rel-column-width="65535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8125in" fo:margin-left="3.7375in" fo:margin-right="-0.0438in" fo:margin-top="0in" fo:margin-bottom="0in" table:align="margins"/>
    </style:style>
    <style:style style:name="Table6.A" style:family="table-column">
      <style:table-column-properties style:column-width="2.8125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in" fo:margin-bottom="0in" fo:line-height="100%"/>
    </style:style>
    <style:style style:name="P9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3B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9"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Sehubungan dengan Surat Laporan/pengaduan dari {isi1} Nomor {isi2}, tanggal {isi3}, perihal {isi4}, setelah dilakukan penyelidikan, menurut hemat kami materi laporan/pengaduan dimaksud merupakan kewenangan Saudara. Untuk itu, bersama ini kami teruskan laporan/pengaduan dimaksud untuk kiranya dapat ditindaklanjuti.</text:p>
                  <text:p text:style-name="P5"><text:s text:c="5"/>Demikian untuk menjadi maklum. <text:s text:c="3"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{flag}KEPADA{nama_satker}</text:p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6:00Z</meta:creation-date>
    <dc:date>2016-05-20T14:06:55.40</dc:date>
    <meta:editing-cycles>20</meta:editing-cycles>
    <meta:editing-duration>PT9M26S</meta:editing-duration>
    <dc:creator>danar wido</dc:creator>
    <meta:document-statistic meta:table-count="6" meta:image-count="0" meta:object-count="0" meta:page-count="1" meta:paragraph-count="28" meta:word-count="79" meta:character-count="681"/>
    <meta:template xlink:type="simple" xlink:actuate="onRequest" xlink:title="" xlink:href="Normal.dotm"/>
  </office:meta>
</office:document-meta>
</file>